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" svg:font-family="Conso"/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 Mono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 write a c program to find the prime numbers between 1 and 100 */</text:p>
      <text:p text:style-name="P1"/>
      <text:p text:style-name="P1">/* prime number is a natural number greater than 1 that </text:p>
      <text:p text:style-name="P1"><text:s/>* has no positive divisors other than 1 and itself.</text:p>
      <text:p text:style-name="P1"><text:s/>* source: Wikipedia</text:p>
      <text:p text:style-name="P1"><text:s/>*/</text:p>
      <text:p text:style-name="P1"/>
      <text:p text:style-name="P1">#include &lt;stdio.h&gt;</text:p>
      <text:p text:style-name="P1"/>
      <text:p text:style-name="P1">int prime(int);</text:p>
      <text:p text:style-name="P1"/>
      <text:p text:style-name="P1">int main()</text:p>
      <text:p text:style-name="P1">{</text:p>
      <text:p text:style-name="P1"><text:tab/>int i;</text:p>
      <text:p text:style-name="P1"><text:tab/></text:p>
      <text:p text:style-name="P1"><text:tab/>// iterate from 2 to 100</text:p>
      <text:p text:style-name="P1"><text:tab/>for (i = 2; i &lt;= 100; ++i) {</text:p>
      <text:p text:style-name="P1"><text:tab/><text:tab/>if (prime(i))</text:p>
      <text:p text:style-name="P1"><text:tab/><text:tab/><text:tab/>printf("%d, ", i);</text:p>
      <text:p text:style-name="P1"><text:tab/>}</text:p>
      <text:p text:style-name="P1"/>
      <text:p text:style-name="P1"><text:tab/>return 0;</text:p>
      <text:p text:style-name="P1">}</text:p>
      <text:p text:style-name="P1"/>
      <text:p text:style-name="P1">/* function to check whether the number is prime or not */</text:p>
      <text:p text:style-name="P1">int prime(int i)</text:p>
      <text:p text:style-name="P1">{</text:p>
      <text:p text:style-name="P1"><text:tab/>int d;</text:p>
      <text:p text:style-name="P1"/>
      <text:p text:style-name="P1"><text:tab/>for (d = 2; d &lt; i; ++d) {</text:p>
      <text:p text:style-name="P1"><text:tab/>if (i % d == 0)</text:p>
      <text:p text:style-name="P1"><text:tab/><text:tab/>return 0;</text:p>
      <text:p text:style-name="P1"><text:tab/>}</text:p>
      <text:p text:style-name="P1"/>
      <text:p text:style-name="P1"><text:tab/>return 1;</text:p>
      <text:p text:style-name="P1">}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" svg:font-family="Conso"/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en" style:country-asian="US" style:font-name-complex="Lohit Hind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2T16:51:33</dc:date>
    <dc:creator>Gayan </dc:creator>
    <meta:document-statistic meta:table-count="0" meta:image-count="0" meta:object-count="0" meta:page-count="1" meta:paragraph-count="29" meta:word-count="112" meta:character-count="502" meta:non-whitespace-character-count="394"/>
    <meta:generator>LibreOffice/3.5$Linux_x86 LibreOffice_project/350m1$Build-2</meta:generator>
  </office:meta>
</office:document-meta>
</file>